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S. Isaac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4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1]</text:p>
      <text:p text:style-name="P2">[Picture of Hotel Lafayette]/</text:p>
      <text:p text:style-name="P2">HOTEL LAFAYETTE/</text:p>
      <text:p text:style-name="P3">L. U. Matlby<text:tab/><text:tab/><text:tab/><text:tab/><text:tab/>Philadelphia<text:tab/><text:tab/><text:tab/><text:tab/>May 14 1893/</text:p>
      <text:p text:style-name="P3">My dear Dr. Morais:/</text:p>
      <text:p text:style-name="P3"><text:tab/>I must compliment/ you on that sermon in the <text:span text:style-name="T2">Exponent</text:span><text:span text:style-name="T3"> in/ answer to J. L. Levy. <text:s/>I see you detected/ its sophistry. <text:s/>We wished to say more about/ it in the J.m[?]., but thought a short/ paragraph would suffice the week/ before last. <text:s/>I have never read Prophetism/ so caricatured as in that lecture/ But that is </text:span><text:span text:style-name="T2">fin de siecle</text:span><text:span text:style-name="T3"> Judaism, &amp; what/</text:span></text:p>
      <text:p text:style-name="P3"><text:span text:style-name="T3"/></text:p>
      <text:p text:style-name="P3"><text:span text:style-name="T3">[Page 2]</text:span></text:p>
      <text:p text:style-name="P3"><text:span text:style-name="T3">can one do, when all efforts are/ against the stream?/</text:span></text:p>
      <text:p text:style-name="P3"><text:span text:style-name="T3"><text:tab/>I am here for a few hours/ only, attending the Pub. Society meeting,/ or I would have called./ <text:s/>Yours Truly,/ A. S. Isaac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31:12.44</meta:creation-date>
    <dc:date>2011-12-14T11:37:47.65</dc:date>
    <dc:creator>Penn Libraries</dc:creator>
    <meta:editing-duration>PT00H06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81" meta:character-count="1903"/>
  </office:meta>
</office:document-meta>
</file>